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K Grotesk" svg:font-family="'HK Grotes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511cm" fo:min-width="1.261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459cm" fo:min-width="1.209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svg:stroke-opacity="100%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0.898cm" fo:min-width="0.648cm"/>
    </style:style>
    <style:style style:name="gr9" style:family="graphic" style:parent-style-name="standard">
      <style:graphic-properties svg:stroke-color="#990000" draw:fill-color="#ff9999" draw:textarea-horizontal-align="justify" draw:textarea-vertical-align="middle" draw:auto-grow-height="false" fo:min-height="0.131cm" fo:min-width="0.136cm"/>
    </style:style>
    <style:style style:name="P1" style:family="paragraph">
      <style:paragraph-properties fo:text-align="center"/>
      <style:text-properties style:font-name="HK Grotesk"/>
    </style:style>
    <style:style style:name="P2" style:family="paragraph">
      <loext:graphic-properties draw:fill-color="#ffffff"/>
      <style:paragraph-properties fo:text-align="center"/>
      <style:text-properties style:font-name="HK Grotesk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HK Grotesk" fo:font-weight="bold" fo:background-color="transparen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K Grotesk"/>
    </style:style>
    <style:style style:name="P6" style:family="paragraph">
      <style:paragraph-properties fo:text-align="center"/>
      <style:text-properties style:font-name="HK Grotesk"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HK Grotesk" fo:font-weight="normal" style:font-weight-asian="normal" style:font-weight-complex="normal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99ccff"/>
      <style:paragraph-properties fo:text-align="center"/>
      <style:text-properties style:font-name="HK Grotesk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9999"/>
      <style:paragraph-properties fo:text-align="center"/>
      <style:text-properties style:font-name="HK Grotesk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fo:background-color="transparent" style:font-weight-asian="bold" style:font-weight-complex="bold"/>
    </style:style>
    <style:style style:name="T2" style:family="text">
      <style:text-properties style:font-name="HK Grotesk"/>
    </style:style>
    <style:style style:name="T3" style:family="text">
      <style:text-properties style:text-position="-33% 58%" style:font-name="HK Grotesk"/>
    </style:style>
    <style:style style:name="T4" style:family="text">
      <style:text-properties style:font-name="HK Grotesk" fo:font-weight="normal" style:font-weight-asian="normal" style:font-weight-complex="normal"/>
    </style:style>
    <style:style style:name="T5" style:family="text">
      <style:text-properties style:font-name="HK Grotes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89cm" svg:height="2.489cm" svg:x="2.194cm" svg:y="2.7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489cm" svg:height="2.489cm" svg:x="2.194cm" svg:y="6.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489cm" svg:height="2.489cm" svg:x="7.194cm" svg:y="2.7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489cm" svg:height="2.489cm" svg:x="7.194cm" svg:y="6.7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489cm" svg:height="2.489cm" svg:x="12.194cm" svg:y="2.7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489cm" svg:height="2.489cm" svg:x="17.194cm" svg:y="2.7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489cm" svg:height="2.489cm" svg:x="22.194cm" svg:y="2.7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439cm" svg:y1="5.199cm" svg:x2="3.439cm" svg:y2="6.71cm" draw:start-shape="id1" draw:start-glue-point="8" draw:end-shape="id2" draw:end-glue-point="4" svg:d="M3439 5199v1511" svg:viewBox="0 0 1 1512">
          <text:p/>
        </draw:connector>
        <draw:connector draw:style-name="gr3" draw:text-style-name="P4" draw:layer="layout" draw:type="line" svg:x1="4.683cm" svg:y1="3.955cm" svg:x2="7.194cm" svg:y2="3.955cm" draw:start-shape="id1" draw:start-glue-point="10" draw:end-shape="id3" draw:end-glue-point="6" svg:d="M4683 3955h2511" svg:viewBox="0 0 2512 1">
          <text:p/>
        </draw:connector>
        <draw:connector draw:style-name="gr3" draw:text-style-name="P4" draw:layer="layout" draw:type="line" svg:x1="8.439cm" svg:y1="5.199cm" svg:x2="8.439cm" svg:y2="6.71cm" draw:start-shape="id3" draw:start-glue-point="8" draw:end-shape="id4" draw:end-glue-point="4" svg:d="M8439 5199v1511" svg:viewBox="0 0 1 1512">
          <text:p/>
        </draw:connector>
        <draw:connector draw:style-name="gr3" draw:text-style-name="P4" draw:layer="layout" draw:type="line" svg:x1="9.683cm" svg:y1="3.955cm" svg:x2="12.194cm" svg:y2="3.955cm" draw:start-shape="id3" draw:start-glue-point="10" draw:end-shape="id5" draw:end-glue-point="6" svg:d="M9683 3955h2511" svg:viewBox="0 0 2512 1">
          <text:p/>
        </draw:connector>
        <draw:connector draw:style-name="gr3" draw:text-style-name="P4" draw:layer="layout" draw:type="line" svg:x1="14.683cm" svg:y1="3.955cm" svg:x2="17.194cm" svg:y2="3.955cm" draw:start-shape="id5" draw:start-glue-point="10" draw:end-shape="id6" draw:end-glue-point="6" svg:d="M14683 3955h2511" svg:viewBox="0 0 2512 1">
          <text:p/>
        </draw:connector>
        <draw:connector draw:style-name="gr3" draw:text-style-name="P4" draw:layer="layout" draw:type="line" svg:x1="19.683cm" svg:y1="3.955cm" svg:x2="22.194cm" svg:y2="3.955cm" draw:start-shape="id6" draw:start-glue-point="10" draw:end-shape="id7" draw:end-glue-point="6" svg:d="M19683 3955h2511" svg:viewBox="0 0 2512 1">
          <text:p/>
        </draw:connector>
        <draw:connector draw:style-name="gr4" draw:text-style-name="P4" draw:layer="layout" draw:type="line" svg:x1="9.319cm" svg:y1="7.074cm" svg:x2="12.558cm" svg:y2="4.835cm" draw:start-shape="id4" draw:start-glue-point="11" draw:end-shape="id5" draw:end-glue-point="7" svg:d="M9319 7074l3239-2239" svg:viewBox="0 0 3240 2240">
          <text:p/>
        </draw:connector>
        <draw:connector draw:style-name="gr5" draw:text-style-name="P4" draw:layer="layout" draw:type="line" svg:x1="4.319cm" svg:y1="7.074cm" svg:x2="7.558cm" svg:y2="4.835cm" draw:start-shape="id2" draw:start-glue-point="11" draw:end-shape="id3" draw:end-glue-point="7" svg:d="M4319 7074l3239-2239" svg:viewBox="0 0 3240 2240">
          <text:p/>
        </draw:connector>
        <draw:frame draw:style-name="gr6" draw:text-style-name="P5" draw:layer="layout" svg:width="2.54cm" svg:height="1.651cm" svg:x="4.556cm" svg:y="3.032cm">
          <draw:text-box>
            <text:p text:style-name="P1"><text:span text:style-name="T2">A = 7</text:span></text:p>
          </draw:text-box>
        </draw:frame>
        <draw:frame draw:style-name="gr7" draw:text-style-name="P5" draw:layer="layout" svg:width="2.54cm" svg:height="1.778cm" svg:x="1.127cm" svg:y="5.445cm">
          <draw:text-box>
            <text:p text:style-name="P1"><text:span text:style-name="T2">B = 7</text:span></text:p>
          </draw:text-box>
        </draw:frame>
        <draw:frame draw:style-name="gr6" draw:text-style-name="P5" draw:layer="layout" svg:width="2.54cm" svg:height="1.651cm" svg:x="9.763cm" svg:y="3.032cm">
          <draw:text-box>
            <text:p text:style-name="P1"><text:span text:style-name="T2">C = 21</text:span></text:p>
          </draw:text-box>
        </draw:frame>
        <draw:frame draw:style-name="gr6" draw:text-style-name="P5" draw:layer="layout" svg:width="2.54cm" svg:height="1.651cm" svg:x="5.064cm" svg:y="6.207cm">
          <draw:text-box>
            <text:p text:style-name="P1"><text:span text:style-name="T2">d</text:span><text:span text:style-name="T3">1</text:span><text:span text:style-name="T2"> =0</text:span></text:p>
          </draw:text-box>
        </draw:frame>
        <draw:frame draw:style-name="gr6" draw:text-style-name="P5" draw:layer="layout" svg:width="2.54cm" svg:height="1.651cm" svg:x="10.064cm" svg:y="6.208cm">
          <draw:text-box>
            <text:p text:style-name="P1"><text:span text:style-name="T2">d</text:span><text:span text:style-name="T3">2</text:span><text:span text:style-name="T2"> =0</text:span></text:p>
          </draw:text-box>
        </draw:frame>
        <draw:frame draw:style-name="gr6" draw:text-style-name="P5" draw:layer="layout" svg:width="2.54cm" svg:height="1.651cm" svg:x="14.509cm" svg:y="3.033cm">
          <draw:text-box>
            <text:p text:style-name="P1"><text:span text:style-name="T2">E = 14</text:span></text:p>
          </draw:text-box>
        </draw:frame>
        <draw:frame draw:style-name="gr6" draw:text-style-name="P5" draw:layer="layout" svg:width="2.54cm" svg:height="1.651cm" svg:x="19.509cm" svg:y="3.034cm">
          <draw:text-box>
            <text:p text:style-name="P1"><text:span text:style-name="T2">F = 1</text:span></text:p>
          </draw:text-box>
        </draw:frame>
        <draw:frame draw:style-name="gr7" draw:text-style-name="P7" draw:layer="layout" svg:width="2.54cm" svg:height="1.778cm" svg:x="8.127cm" svg:y="5.445cm">
          <draw:text-box>
            <text:p text:style-name="P6"><text:span text:style-name="T4">D = 1</text:span></text:p>
          </draw:text-box>
        </draw:frame>
        <draw:custom-shape draw:style-name="gr8" draw:text-style-name="P9" draw:layer="layout" svg:width="1.148cm" svg:height="1.148cm" svg:x="1.884cm" svg:y="4.297cm">
          <text:p text:style-name="P8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3.467cm" svg:y="2.102cm">
          <text:p text:style-name="P10"><text:span text:style-name="T5">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2.143cm" svg:y="8.402cm">
          <text:p text:style-name="P8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3.726cm" svg:y="6.207cm">
          <text:p text:style-name="P10"><text:span text:style-name="T5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8.742cm" svg:y="2.27cm">
          <text:p text:style-name="P8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8.647cm" svg:y="4.048cm">
          <text:p text:style-name="P10"><text:span text:style-name="T5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8.869cm" svg:y="6.461cm">
          <text:p text:style-name="P8"><text:span text:style-name="T5">27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8.774cm" svg:y="8.239cm">
          <text:p text:style-name="P10"><text:span text:style-name="T5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13.668cm" svg:y="2.397cm">
          <text:p text:style-name="P8"><text:span text:style-name="T5">28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13.573cm" svg:y="4.175cm">
          <text:p text:style-name="P10"><text:span text:style-name="T5">2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18.669cm" svg:y="2.398cm">
          <text:p text:style-name="P8"><text:span text:style-name="T5">4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18.574cm" svg:y="4.176cm">
          <text:p text:style-name="P10"><text:span text:style-name="T5">4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1.148cm" svg:height="1.148cm" svg:x="23.87cm" svg:y="2.399cm">
          <text:p text:style-name="P8"><text:span text:style-name="T5">4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1.143cm" svg:x="23.775cm" svg:y="4.177cm">
          <text:p text:style-name="P10"><text:span text:style-name="T5">4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K Grotesk" svg:font-family="'HK Grotes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1:41:53.741000000</meta:creation-date>
    <dc:date>2018-08-30T12:01:38.836000000</dc:date>
    <meta:editing-duration>PT9M22S</meta:editing-duration>
    <meta:editing-cycles>6</meta:editing-cycles>
    <meta:generator>LibreOffice/5.1.5.2$Windows_x86 LibreOffice_project/7a864d8825610a8c07cfc3bc01dd4fce6a9447e5</meta:generator>
    <meta:document-statistic meta:object-count="37"/>
  </office:meta>
</office:document-meta>
</file>